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305a"/>
    </style:style>
    <style:style style:name="P2" style:family="paragraph" style:parent-style-name="Standard">
      <style:text-properties officeooo:paragraph-rsid="00107b95"/>
    </style:style>
    <style:style style:name="P3" style:family="paragraph" style:parent-style-name="Standard">
      <style:text-properties officeooo:paragraph-rsid="00132363"/>
    </style:style>
    <style:style style:name="P4" style:family="paragraph" style:parent-style-name="Standard">
      <style:text-properties officeooo:paragraph-rsid="0014baef"/>
    </style:style>
    <style:style style:name="P5" style:family="paragraph" style:parent-style-name="Standard">
      <style:text-properties fo:font-style="normal" fo:font-weight="normal" officeooo:paragraph-rsid="00164ea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paragraph-rsid="0017189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paragraph-rsid="00164ea0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officeooo:paragraph-rsid="0014baef" style:font-weight-asian="bold" style:font-weight-complex="bold"/>
    </style:style>
    <style:style style:name="P9" style:family="paragraph" style:parent-style-name="Standard">
      <style:text-properties fo:font-weight="bold" officeooo:paragraph-rsid="000f305a" style:font-weight-asian="bold" style:font-weight-complex="bold"/>
    </style:style>
    <style:style style:name="P10" style:family="paragraph" style:parent-style-name="Standard">
      <style:text-properties fo:font-weight="bold" officeooo:paragraph-rsid="00107b95" style:font-weight-asian="bold" style:font-weight-complex="bold"/>
    </style:style>
    <style:style style:name="T1" style:family="text">
      <style:text-properties officeooo:rsid="000f305a"/>
    </style:style>
    <style:style style:name="T2" style:family="text">
      <style:text-properties officeooo:rsid="00107b95"/>
    </style:style>
    <style:style style:name="T3" style:family="text">
      <style:text-properties officeooo:rsid="00132363"/>
    </style:style>
    <style:style style:name="T4" style:family="text">
      <style:text-properties fo:font-weight="bold" officeooo:rsid="00132363" style:font-weight-asian="bold" style:font-weight-complex="bold"/>
    </style:style>
    <style:style style:name="T5" style:family="text">
      <style:text-properties fo:font-weight="bold" officeooo:rsid="00164ea0" style:font-weight-asian="bold" style:font-weight-complex="bold"/>
    </style:style>
    <style:style style:name="T6" style:family="text">
      <style:text-properties fo:font-weight="bold" officeooo:rsid="000f305a" style:font-weight-asian="bold" style:font-weight-complex="bold"/>
    </style:style>
    <style:style style:name="T7" style:family="text">
      <style:text-properties fo:font-weight="bold" officeooo:rsid="00107b95" style:font-weight-asian="bold" style:font-weight-complex="bold"/>
    </style:style>
    <style:style style:name="T8" style:family="text">
      <style:text-properties officeooo:rsid="0014baef"/>
    </style:style>
    <style:style style:name="T9" style:family="text">
      <style:text-properties officeooo:rsid="0014ef4b"/>
    </style:style>
    <style:style style:name="T10" style:family="text">
      <style:text-properties officeooo:rsid="00164ea0"/>
    </style:style>
    <style:style style:name="T11" style:family="text">
      <style:text-properties fo:font-style="italic" officeooo:rsid="0014ef4b" style:font-style-asian="italic" style:font-style-complex="italic"/>
    </style:style>
    <style:style style:name="T12" style:family="text">
      <style:text-properties fo:font-style="italic" officeooo:rsid="00164ea0" style:font-style-asian="italic" style:font-style-complex="italic"/>
    </style:style>
    <style:style style:name="T13" style:family="text">
      <style:text-properties fo:font-style="italic" fo:font-weight="bold" officeooo:rsid="0014ef4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64ea0" style:font-style-asian="italic" style:font-weight-asian="bold" style:font-style-complex="italic" style:font-weight-complex="bold"/>
    </style:style>
    <style:style style:name="T15" style:family="text">
      <style:text-properties officeooo:rsid="001718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3"><text:span text:style-name="T3"><text:s text:c="35"/></text:span><text:span text:style-name="T4">Implementation of public key security protocol </text:span></text:p>
      <text:p text:style-name="P1"><text:span text:style-name="T1"/></text:p>
      <text:p text:style-name="P9"><text:span text:style-name="T1">Current progress:</text:span></text:p>
      <text:p text:style-name="P1"><text:span text:style-name="T1"/></text:p>
      <text:p text:style-name="P1"><text:span text:style-name="T1">1. Implementation of Needham Schroeder protocol </text:span><text:span text:style-name="T3">for public keys </text:span><text:span text:style-name="T1">using Python : </text:span><text:span text:style-name="T6">Completed</text:span></text:p>
      <text:p text:style-name="P1"><text:span text:style-name="T1">2. Implementation of Needham Schroeder Lowe Protocol using Python : <text:s/></text:span><text:span text:style-name="T7">Partially completed</text:span></text:p>
      <text:p text:style-name="P2"><text:span text:style-name="T2">3. Development of Intruder program : </text:span><text:span text:style-name="T7">Not started</text:span></text:p>
      <text:p text:style-name="P2"><text:span text:style-name="T2"/></text:p>
      <text:p text:style-name="P10"><text:span text:style-name="T2">Libraries used:</text:span></text:p>
      <text:p text:style-name="P2"><text:span text:style-name="T2"/></text:p>
      <text:p text:style-name="P2"><text:span text:style-name="T2">1. <text:s/>json : Json module to communicate the data in the format of key-value pair</text:span></text:p>
      <text:p text:style-name="P2"><text:span text:style-name="T2">2. <text:s/>socket : Socket module for client server communication </text:span></text:p>
      <text:p text:style-name="P2"><text:span text:style-name="T2">3. threading : </text:span><text:span text:style-name="T3">threading interface for creating the threads for clients(alice and bob) and server.</text:span></text:p>
      <text:p text:style-name="P2"><text:span text:style-name="T2">4. Crypto : </text:span><text:span text:style-name="T3">library used for applying cryptographic algorithm like RSA and public key cryptography</text:span></text:p>
      <text:p text:style-name="P2"><text:span text:style-name="T2">5. colorama : </text:span><text:span text:style-name="T3">library used for putting colours in print statemnet for better visualization of data and messages.</text:span></text:p>
      <text:p text:style-name="P2"><text:span text:style-name="T3"/></text:p>
      <text:p text:style-name="P8"><text:span text:style-name="T15">Instructions</text:span><text:span text:style-name="T8"> to run the file:</text:span></text:p>
      <text:p text:style-name="P4"><text:span text:style-name="T8"/></text:p>
      <text:p text:style-name="P4"><text:span text:style-name="T8">1. Run </text:span><text:span text:style-name="T9">client_run.py :</text:span><text:span text:style-name="T13"> </text:span><text:span text:style-name="T14">python client_run.py</text:span></text:p>
      <text:p text:style-name="P5"><text:span text:style-name="T10"/></text:p>
      <text:p text:style-name="P7"><text:span text:style-name="T10">Output snippet:</text:span></text:p>
      <text:p text:style-name="P5"><text:span text:style-name="T10"/></text:p>
      <text:p text:style-name="P6"><text:span text:style-name="T15">Starting the Server</text:span></text:p>
      <text:p text:style-name="P6"><text:span text:style-name="T15"></text:span></text:p>
      <text:p text:style-name="P6"><text:span text:style-name="T15">Step 1: </text:span></text:p>
      <text:p text:style-name="P6"><text:span text:style-name="T15"></text:span></text:p>
      <text:p text:style-name="P6"><text:span text:style-name="T15"></text:span></text:p>
      <text:p text:style-name="P6"><text:span text:style-name="T15">Connecting from alice to server</text:span></text:p>
      <text:p text:style-name="P6"><text:span text:style-name="T15">alice -&gt; Server: Requesting bob's public key </text:span></text:p>
      <text:p text:style-name="P6"><text:span text:style-name="T15">Step 2: </text:span></text:p>
      <text:p text:style-name="P6"><text:span text:style-name="T15"></text:span></text:p>
      <text:p text:style-name="P6"><text:span text:style-name="T15"></text:span></text:p>
      <text:p text:style-name="P6"><text:span text:style-name="T15">Server -&gt; Alice : Sending Bob's public key and identity </text:span></text:p>
      <text:p text:style-name="P6"><text:span text:style-name="T15">bob's public key fingerprint:04:c1:86:7a:5c:12:39:4f:72:b9:a6:dd:ac:b3:02:21</text:span></text:p>
      <text:p text:style-name="P6"><text:span text:style-name="T15">bob's public key :-----BEGIN PUBLIC KEY-----</text:span></text:p>
      <text:p text:style-name="P6"><text:span text:style-name="T15">MIIBIjANBgkqhkiG9w0BAQEFAAOCAQ8AMIIBCgKCAQEAjwB6bjxhY7tMA1iRMIyR</text:span></text:p>
      <text:p text:style-name="P6"><text:span text:style-name="T15">jebk+h0THeJNhagmRlSCGHw9O9MbPCUcNZ1ffUTCP3UR0KsuxaEhDUZL2lC8//uR</text:span></text:p>
      <text:p text:style-name="P6"><text:span text:style-name="T15">uHyTMyIph3ZsGuNx4sDktOG0GARf/guCTHLQCQZezsofyOlEgns2PeSMBgAXPWZN</text:span></text:p>
      <text:p text:style-name="P6"><text:span text:style-name="T15">f9EzUtnEqkojukTVW5Ok7M2uXAWTIPeePjzfMZJ2wt0z8LIwyPi4tLuHZhnr0fC/</text:span></text:p>
      <text:p text:style-name="P6"><text:span text:style-name="T15">UsY4FgPdvglL9gw8gDU8uf7SgI+4g+0wjj/Dc2fH2B67ddPsKoFxLjxaDnAYVX8L</text:span></text:p>
      <text:p text:style-name="P6"><text:span text:style-name="T15">/ZE+Fv34+tCghFYMG3Fm9I9Ntoc79/PWm2fsfRbIzCWemC58wpG3D2GE9yEu6RYb</text:span></text:p>
      <text:p text:style-name="P6"><text:span text:style-name="T15">mwIDAQAB</text:span></text:p>
      <text:p text:style-name="P6"><text:span text:style-name="T15">-----END PUBLIC KEY-----</text:span></text:p>
      <text:p text:style-name="P6"><text:span text:style-name="T15">Step 3: </text:span></text:p>
      <text:p text:style-name="P6"><text:span text:style-name="T15"></text:span></text:p>
      <text:p text:style-name="P6"><text:span text:style-name="T15"></text:span></text:p>
      <text:p text:style-name="P6"><text:span text:style-name="T15">Connecting from bob to server</text:span></text:p>
      <text:p text:style-name="P6"><text:soft-page-break/><text:span text:style-name="T15">bob -&gt; Server: Requesting alice's public key </text:span></text:p>
      <text:p text:style-name="P6"><text:span text:style-name="T15">Step 4: </text:span></text:p>
      <text:p text:style-name="P6"><text:span text:style-name="T15"></text:span></text:p>
      <text:p text:style-name="P6"><text:span text:style-name="T15"></text:span></text:p>
      <text:p text:style-name="P6"><text:span text:style-name="T15">Server -&gt; Bob : Sending Alice's public key and identity </text:span></text:p>
      <text:p text:style-name="P6"><text:span text:style-name="T15">alice's public key fingerprint:5d:4b:1a:28:af:94:44:9a:a8:b2:1e:82:a1:d7:32:d1</text:span></text:p>
      <text:p text:style-name="P6"><text:span text:style-name="T15">alice's public key :-----BEGIN PUBLIC KEY-----</text:span></text:p>
      <text:p text:style-name="P6"><text:span text:style-name="T15">MIIBIjANBgkqhkiG9w0BAQEFAAOCAQ8AMIIBCgKCAQEAlF1+/57G/bWMFu2GTyq0</text:span></text:p>
      <text:p text:style-name="P6"><text:span text:style-name="T15">nGZGBtb+1KP2Yiq3f7zs0zA++6qidxqOZMGmGAeXFY/mHzhdMvReGI74HPumByA/</text:span></text:p>
      <text:p text:style-name="P6"><text:span text:style-name="T15">grb+oHc8N4kyNDdBgrN+xLfzMsCh32FS1hm955H1wSu3QwYVhXaik/q3CIqGA6ek</text:span></text:p>
      <text:p text:style-name="P6"><text:span text:style-name="T15">OXxojf3VRtx9Sjz1WSp5YgRjQTtXl+imssr4bZdBgd8bmw6HggJOjuiX7WPf0fsH</text:span></text:p>
      <text:p text:style-name="P6"><text:span text:style-name="T15">ESRlP1cTjvRZlY21WsbDL7gSBAOYxjnZf9AejXr3OFcIz6RodDfqCSsnVM9ZVKgF</text:span></text:p>
      <text:p text:style-name="P6"><text:span text:style-name="T15">7+lHc9AP4A6SrRKCyHHB5F9D/6WZuXUkX1RiMUB2pT0Lad3go1EXcte0EOQJjH6S</text:span></text:p>
      <text:p text:style-name="P6"><text:span text:style-name="T15">4QIDAQAB</text:span></text:p>
      <text:p text:style-name="P6"><text:span text:style-name="T15">-----END PUBLIC KEY-----</text:span></text:p>
      <text:p text:style-name="P6"><text:span text:style-name="T15">Start Bob as server and Alice as client</text:span></text:p>
      <text:p text:style-name="P6"><text:span text:style-name="T15">Step 5: </text:span></text:p>
      <text:p text:style-name="P6"><text:span text:style-name="T15"></text:span></text:p>
      <text:p text:style-name="P6"><text:span text:style-name="T15"></text:span></text:p>
      <text:p text:style-name="P6"><text:span text:style-name="T15">alice sending the nuance to bob</text:span></text:p>
      <text:p text:style-name="P6"><text:span text:style-name="T15">alice -&gt;bob: {"A": "5d:4b:1a:28:af:94:44:9a:a8:b2:1e:82:a1:d7:32:d1", "NA": "c501eb82-4fcb-57c8-0438-b38f49617c98"}</text:span></text:p>
      <text:p text:style-name="P6"><text:span text:style-name="T15">Step 6: </text:span></text:p>
      <text:p text:style-name="P6"><text:span text:style-name="T15"></text:span></text:p>
      <text:p text:style-name="P6"><text:span text:style-name="T15"></text:span></text:p>
      <text:p text:style-name="P6"><text:span text:style-name="T15">bob sending the nuance to alice</text:span></text:p>
      <text:p text:style-name="P6"><text:span text:style-name="T15">bob -&gt;alice: {"NA": "c501eb82-4fcb-57c8-0438-b38f49617c98", "NB": "83b20905-9d64-cec9-edcd-b65421c59d21"}</text:span></text:p>
      <text:p text:style-name="P6"><text:span text:style-name="T15">alice got the message{"NA": "c501eb82-4fcb-57c8-0438-b38f49617c98", "NB": "83b20905-9d64-cec9-edcd-b65421c59d21"}</text:span></text:p>
      <text:p text:style-name="P6"><text:span text:style-name="T15">Step 7: </text:span></text:p>
      <text:p text:style-name="P6"><text:span text:style-name="T15"></text:span></text:p>
      <text:p text:style-name="P6"><text:span text:style-name="T15"></text:span></text:p>
      <text:p text:style-name="P6"><text:span text:style-name="T15">alice sending the nuance back to bob</text:span></text:p>
      <text:p text:style-name="P6"><text:span text:style-name="T15">alice -&gt;bob: {"NB": "83b20905-9d64-cec9-edcd-b65421c59d21"}</text:span></text:p>
      <text:p text:style-name="P6"><text:span text:style-name="T15"></text:span></text:p>
      <text:p text:style-name="P6"><text:span text:style-name="T15"></text:span></text:p>
      <text:p text:style-name="P6"><text:span text:style-name="T15"><text:s/>Done with communication</text:span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22:49:46</meta:creation-date>
    <dc:date>2013-11-23T02:46:34</dc:date>
    <meta:editing-duration>PT2H41M27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2" meta:paragraph-count="74" meta:word-count="286" meta:character-count="2898" meta:non-whitespace-character-count="2559"/>
  </office:meta>
</office:document-meta>
</file>